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 fo:font-size="20pt" style:font-size-asian="20pt" style:font-size-complex="20pt"/>
    </style:style>
    <style:style style:name="P2" style:family="paragraph" style:parent-style-name="Heading_20_2">
      <style:text-properties style:font-name="Arial1"/>
    </style:style>
    <style:style style:name="P3" style:family="paragraph" style:parent-style-name="Horizontal_20_Line">
      <style:text-properties style:font-name="Arial1"/>
    </style:style>
    <style:style style:name="P4" style:family="paragraph" style:parent-style-name="Standard">
      <style:text-properties style:font-name="Arial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text-properties style:font-name="Arial1"/>
    </style:style>
    <style:style style:name="P9" style:family="paragraph" style:parent-style-name="Text_20_body" style:list-style-name="L3">
      <style:text-properties style:font-name="Arial1"/>
    </style:style>
    <style:style style:name="P10" style:family="paragraph" style:parent-style-name="Text_20_body" style:list-style-name="L4">
      <style:text-properties style:font-name="Arial1"/>
    </style:style>
    <style:style style:name="T1" style:family="text">
      <style:text-properties officeooo:rsid="000377dc"/>
    </style:style>
    <style:style style:name="T2" style:family="text">
      <style:text-properties style:font-name="Arial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Proyecto de HTML y CSS</text:span></text:span><text:span text:style-name="T2"> </text:span><text:span text:style-name="Strong_20_Emphasis"><text:span text:style-name="T2">Caldas de Reis</text:span></text:span></text:p>
      <text:p text:style-name="P3"/>
      <text:p text:style-name="P3"/>
      <text:p text:style-name="P8">Alumno:<text:line-break/><text:span text:style-name="T1">Lafuente Espino Joaquín</text:span></text:p>
      <text:p text:style-name="P8">Módulo:<text:line-break/>Utilización de Lenguajes de Marcas en Entornos Web (UD04)</text:p>
      <text:p text:style-name="P8">Curso:<text:line-break/>2024 - 2025</text:p>
      <text:p text:style-name="P8">Fecha de entrega:<text:line-break/>28 de abril de 2025</text:p>
      <text:p text:style-name="P3"/>
      <text:h text:style-name="P1" text:outline-level="1">Diario de Trabajo — Proyecto "Caldas de Reis"</text:h>
      <text:h text:style-name="P2" text:outline-level="2">1. Descripción del proyecto</text:h>
      <text:p text:style-name="P8">He desarrollado un sitio web básico utilizando HTML y CSS para promocionar el turismo de Caldas de Reis (Pontevedra). El proyecto contiene varias páginas interconectadas donde se ofrece información sobre su historia, lugares turísticos, opciones de gastronomía, hospedaje y un formulario de contacto para visitantes.</text:p>
      <text:h text:style-name="P2" text:outline-level="2">2. Temática elegida</text:h>
      <text:p text:style-name="Text_20_body"><text:span text:style-name="T2">La temática elegida es </text:span><text:span text:style-name="Strong_20_Emphasis"><text:span text:style-name="T2">Caldas de Reis</text:span></text:span><text:span text:style-name="T2"> como destino turístico de interés cultural y natural, destacando sus </text:span><text:span text:style-name="Strong_20_Emphasis"><text:span text:style-name="T2">aguas termales</text:span></text:span><text:span text:style-name="T2"> y </text:span><text:span text:style-name="Strong_20_Emphasis"><text:span text:style-name="T2">patrimonio histórico</text:span></text:span><text:span text:style-name="T2">.</text:span></text:p>
      <text:h text:style-name="P2" text:outline-level="2">3. Decisiones de diseño</text:h>
      <text:list text:style-name="L1">
        <text:list-item>
          <text:p text:style-name="P5"><text:span text:style-name="Strong_20_Emphasis"><text:span text:style-name="T2">Colores:</text:span></text:span><text:span text:style-name="T2"> Utilicé tonos turquesa y blanco para transmitir tranquilidad y frescura.</text:span></text:p>
        </text:list-item>
        <text:list-item>
          <text:p text:style-name="P5"><text:span text:style-name="Strong_20_Emphasis"><text:span text:style-name="T2">Tipografía:</text:span></text:span><text:span text:style-name="T2"> Elegí "Cinzel" para los títulos (por su estilo histórico) y "Arial" para los textos por su claridad.</text:span></text:p>
        </text:list-item>
        <text:list-item>
          <text:p text:style-name="P5"><text:span text:style-name="Strong_20_Emphasis"><text:span text:style-name="T2">Estructura de la web:</text:span></text:span></text:p>
          <text:list>
            <text:list-item>
              <text:p text:style-name="P5"><text:span text:style-name="T2">Un </text:span><text:span text:style-name="Source_20_Text"><text:span text:style-name="T2">header</text:span></text:span><text:span text:style-name="T2"> con escudo, título y navegación.</text:span></text:p>
            </text:list-item>
            <text:list-item>
              <text:p text:style-name="P5"><text:span text:style-name="T2">Secciones bien diferenciadas (</text:span><text:span text:style-name="Source_20_Text"><text:span text:style-name="T2">&lt;section&gt;</text:span></text:span><text:span text:style-name="T2">) dentro de </text:span><text:span text:style-name="Source_20_Text"><text:span text:style-name="T2">&lt;main&gt;</text:span></text:span><text:span text:style-name="T2">.</text:span></text:p>
            </text:list-item>
            <text:list-item>
              <text:p text:style-name="P5"><text:span text:style-name="T2">Un </text:span><text:span text:style-name="Source_20_Text"><text:span text:style-name="T2">footer</text:span></text:span><text:span text:style-name="T2"> sencillo y unificado para todas las páginas.</text:span></text:p>
            </text:list-item>
          </text:list>
        </text:list-item>
        <text:list-item>
          <text:p text:style-name="P5"><text:span text:style-name="Strong_20_Emphasis"><text:span text:style-name="T2">Responsive:</text:span></text:span><text:span text:style-name="T2"> Se aplicaron reglas para que la web sea visualizable también en dispositivos móviles.</text:span></text:p>
        </text:list-item>
      </text:list>
      <text:h text:style-name="P2" text:outline-level="2"><text:soft-page-break/>4. Dificultades encontradas y soluciones</text:h>
      <text:list text:style-name="L2">
        <text:list-item>
          <text:p text:style-name="P6"><text:span text:style-name="Strong_20_Emphasis"><text:span text:style-name="T2">Alineación de título y navegación:</text:span></text:span><text:span text:style-name="T2"><text:line-break/>Solución: Agrupé los elementos dentro de un </text:span><text:span text:style-name="Source_20_Text"><text:span text:style-name="T2">div</text:span></text:span><text:span text:style-name="T2"> con flexbox y ajusté márgenes.</text:span></text:p>
        </text:list-item>
        <text:list-item>
          <text:p text:style-name="P6"><text:span text:style-name="Strong_20_Emphasis"><text:span text:style-name="T2">Scroll horizontal en móviles:</text:span></text:span><text:span text:style-name="T2"><text:line-break/>Solución: Añadí </text:span><text:span text:style-name="Source_20_Text"><text:span text:style-name="T2">overflow-x: hidden</text:span></text:span><text:span text:style-name="T2"> en </text:span><text:span text:style-name="Source_20_Text"><text:span text:style-name="T2">html, body</text:span></text:span><text:span text:style-name="T2">.</text:span></text:p>
        </text:list-item>
        <text:list-item>
          <text:p text:style-name="P6"><text:span text:style-name="Strong_20_Emphasis"><text:span text:style-name="T2">Mostrar imágenes al hacer clic en "Qué visitar":</text:span></text:span><text:span text:style-name="T2"><text:line-break/>Solución: Utilicé un pequeño script de JavaScript muy sencillo para alternar las imágenes.</text:span></text:p>
        </text:list-item>
        <text:list-item>
          <text:p text:style-name="P6"><text:span text:style-name="Strong_20_Emphasis"><text:span text:style-name="T2">Footer sobre contenido:</text:span></text:span><text:span text:style-name="T2"><text:line-break/>Solución: Ajusté márgenes y padding para dejar espacio suficiente en la parte inferior.</text:span></text:p>
        </text:list-item>
      </text:list>
      <text:h text:style-name="P2" text:outline-level="2">5. Recursos utilizados</text:h>
      <text:list text:style-name="L3">
        <text:list-item>
          <text:p text:style-name="P7"><text:span text:style-name="T2">Documentación de </text:span><text:span text:style-name="Strong_20_Emphasis"><text:span text:style-name="T2">W3Schools</text:span></text:span><text:span text:style-name="T2"> y </text:span><text:span text:style-name="Strong_20_Emphasis"><text:span text:style-name="T2">MDN Web Docs</text:span></text:span><text:span text:style-name="T2"> para consultas de HTML y CSS.</text:span></text:p>
        </text:list-item>
        <text:list-item>
          <text:p text:style-name="P7"><text:span text:style-name="T2">Banco de imágenes libres de derechos como </text:span><text:span text:style-name="Strong_20_Emphasis"><text:span text:style-name="T2">Unsplash</text:span></text:span><text:span text:style-name="T2"> y </text:span><text:span text:style-name="Strong_20_Emphasis"><text:span text:style-name="T2">Wikipedia</text:span></text:span><text:span text:style-name="T2">.</text:span></text:p>
        </text:list-item>
        <text:list-item>
          <text:p text:style-name="P7"><text:span text:style-name="T2">Fuente </text:span><text:span text:style-name="Strong_20_Emphasis"><text:span text:style-name="T2">Cinzel</text:span></text:span><text:span text:style-name="T2"> descargada de Google Fonts.</text:span></text:p>
        </text:list-item>
        <text:list-item>
          <text:p text:style-name="P9">Código propio desarrollado para estructura y diseño.</text:p>
        </text:list-item>
      </text:list>
      <text:h text:style-name="P2" text:outline-level="2">6. Valoración personal</text:h>
      <text:p text:style-name="P8">Este proyecto me ha ayudado a reforzar mi conocimiento en:</text:p>
      <text:list text:style-name="L4">
        <text:list-item>
          <text:p text:style-name="P10">Creación de estructuras HTML semánticas.</text:p>
        </text:list-item>
        <text:list-item>
          <text:p text:style-name="P10">Aplicación de estilos CSS organizados y buenas prácticas de diseño web.</text:p>
        </text:list-item>
        <text:list-item>
          <text:p text:style-name="P10">Adaptación de un sitio web para diferentes dispositivos.</text:p>
        </text:list-item>
        <text:list-item>
          <text:p text:style-name="P10">Mejorar en el uso del modelo de caja y media queries.</text:p>
        </text:list-item>
      </text:list>
      <text:p text:style-name="P8">Me siento satisfecho/a con el resultado y el proceso de aprendizaje.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5T23:56:16.393000000</meta:creation-date>
    <dc:date>2025-04-25T23:59:05.079000000</dc:date>
    <meta:editing-duration>PT2M50S</meta:editing-duration>
    <meta:editing-cycles>1</meta:editing-cycles>
    <meta:document-statistic meta:table-count="0" meta:image-count="0" meta:object-count="0" meta:page-count="2" meta:paragraph-count="35" meta:word-count="377" meta:character-count="2346" meta:non-whitespace-character-count="2022"/>
    <meta:generator>LibreOffice/24.2.4.2$Windows_X86_64 LibreOffice_project/51a6219feb6075d9a4c46691dcfe0cd9c4fff3c2</meta:generator>
  </office:meta>
</office:document-meta>
</file>